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justify" draw:textarea-vertical-align="middle" draw:auto-grow-height="false" fo:min-height="3.576cm" fo:min-width="7.945cm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.979cm" fo:min-width="8.009cm"/>
    </style:style>
    <style:style style:name="gr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3.576cm" fo:min-width="7.944cm"/>
    </style:style>
    <style:style style:name="gr4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6.922cm" fo:min-width="7.582cm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 fo:min-height="2.261cm" fo:min-width="8.087cm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2.976cm" fo:min-width="8.009cm"/>
    </style:style>
    <style:style style:name="gr7" style:family="graphic" style:parent-style-name="objectwithoutfill">
      <style:graphic-properties svg:stroke-width="0.2cm" svg:stroke-color="#b2b2b2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4cm"/>
    </style:style>
    <style:style style:name="gr10" style:family="graphic" style:parent-style-name="objectwithoutfill">
      <style:graphic-properties svg:stroke-width="0.2cm" svg:stroke-color="#ffcc00" draw:marker-start="Arrow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 fo:font-size="26pt" style:font-size-asian="26pt" style:font-size-complex="26pt"/>
    </style:style>
    <style:style style:name="P3" style:family="paragraph">
      <style:text-properties fo:color="#666666" fo:font-size="28pt" style:font-size-asian="28pt" style:font-size-complex="28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eeeeee" fo:font-size="26pt" style:font-size-asian="26pt" style:font-size-complex="26pt"/>
    </style:style>
    <style:style style:name="T2" style:family="text">
      <style:text-properties fo:color="#666666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custom-shape draw:style-name="gr1" draw:text-style-name="P2" draw:layer="layout" svg:width="8.857cm" svg:height="4.238cm" svg:x="15.17cm" svg:y="0.4cm">
          <text:p text:style-name="P1"><text:span text:style-name="T1">filesystem.p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857cm" svg:height="3.577cm" svg:x="15.17cm" svg:y="12.453cm">
          <text:p text:style-name="P1"><text:span text:style-name="T1">FUS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8.856cm" svg:height="4.238cm" svg:x="2.414cm" svg:y="3.844cm">
          <text:p text:style-name="P1"><text:span text:style-name="T1">cat hoge.tx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8.856cm" svg:height="7.946cm" svg:x="2.415cm" svg:y="12.454cm">
          <text:p text:style-name="P1"><text:span text:style-name="T1">VF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857cm" svg:height="2.781cm" svg:x="15.171cm" svg:y="5.037cm">
          <text:p text:style-name="P1"><text:span text:style-name="T1">llfus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8.857cm" svg:height="3.574cm" svg:x="15.171cm" svg:y="16.693cm">
          <text:p text:style-name="P1"><text:span text:style-name="T1">ext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0.2cm" svg:y1="10.201cm" svg:x2="27.4cm" svg:y2="10.201cm">
          <text:p/>
        </draw:line>
        <draw:frame draw:style-name="gr8" draw:text-style-name="P3" draw:layer="layout" svg:width="3.373cm" svg:height="1.791cm" svg:x="24.027cm" svg:y="10.466cm">
          <draw:text-box>
            <text:p><text:span text:style-name="T2">kernel</text:span></text:p>
          </draw:text-box>
        </draw:frame>
        <draw:frame draw:style-name="gr9" draw:text-style-name="P3" draw:layer="layout" svg:width="3.373cm" svg:height="1.79cm" svg:x="24.027cm" svg:y="8.347cm">
          <draw:text-box>
            <text:p><text:span text:style-name="T2">user</text:span></text:p>
          </draw:text-box>
        </draw:frame>
        <draw:line draw:style-name="gr10" draw:text-style-name="P4" draw:layer="layout" svg:x1="7cm" svg:y1="6.9cm" svg:x2="6.972cm" svg:y2="13.81cm">
          <text:p/>
        </draw:line>
        <draw:line draw:style-name="gr10" draw:text-style-name="P4" draw:layer="layout" svg:x1="9.9cm" svg:y1="14.2cm" svg:x2="16.7cm" svg:y2="14.2cm">
          <text:p/>
        </draw:line>
        <draw:line draw:style-name="gr10" draw:text-style-name="P4" draw:layer="layout" svg:x1="17.306cm" svg:y1="14cm" svg:x2="17.2cm" svg:y2="3.272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2T14:44:38.686376408</meta:creation-date>
    <dc:date>2015-01-08T17:55:20.470736029</dc:date>
    <meta:editing-duration>PT14M8S</meta:editing-duration>
    <meta:editing-cycles>4</meta:editing-cycles>
    <meta:generator>LibreOffice/4.3.5.2.0$Linux_X86_64 LibreOffice_project/430m0$Build-2</meta:generator>
    <meta:document-statistic meta:object-count="35"/>
  </office:meta>
</office:document-meta>
</file>